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JmsHeaderMapperTests.setJMSReplyTo( Destination reply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msHeaderMapperTests.attemptToWriteDisallowedCorrelationIdNumberPropertyIsNotFa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JmsHeaderMapperTests.assertInboundHeader( jakarta . jms . Message jmsMessage , String headerId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JmsHeaderMapperTests.attemptToWriteDisallowedReplyToPropertyIsNotFa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JmsHeaderMapperTests.propertyMappingExceptionIsNotFat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impleJmsHeaderMapperTests.jmsTypeMappedTo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JmsHeaderMapperTests.getJMSRedeliv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msHeaderMapperTests.getObjec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JmsHeaderMapperTests.jmsReadOnlyPropertiesNotMa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JmsHeaderMapperTests.setObjectProperty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JmsHeaderMapperTests.userDefinedPropertyMappedTo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JmsHeaderMapperTests.attemptToReadDisallowedTypePropertyIsNotFa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JmsHeaderMapperTests.attemptToReadDisallowedExpirationPropertyIsNotFa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JmsHeaderMapperTests.userDefinedPropertyMappedFromHeaderWithCustom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JmsHeaderMapperTests.jmsExpirationMappedTo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JmsHeaderMapperTests.destinationMappedTo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JmsHeaderMapperTests.getJMSCorrel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msHeaderMapperTests.contentTypePropertyMappedTo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JmsHeaderMapperTests.contentTypePropertyMappedFrom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JmsHeaderMapperTests.illegalArgumentExceptionIsNotFat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impleJmsHeaderMapperTests.getJMSReply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msHeaderMapperTests.setJMSCorrelationID( String correl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msHeaderMapperTests.getJMSDeliver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msHeaderMapperTests.JmsReplyToIgnoredIfIncorr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JmsHeaderMapperTests.attemptToReadDisallowedDeliveryModePropertyIsNotFa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JmsHeaderMapperTests.assertAttemptReadDisallowedPropertyIsNotFatal( jakarta . jms . Message jmsMessage , String head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JmsHeaderMapperTests.attemptToReadDisallowedPriorityPropertyIsNotFa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JmsHeaderMapperTests.attemptToWriteDisallowedCorrelationIdStringPropertyIsNotFa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JmsHeaderMapperTests.attemptToReadDisallowedReplyToPropertyIsNotFa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JmsHeaderMapperTests.getJMSMessa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msHeaderMapperTests.jmsTypeIgnoredIfIncorr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JmsHeaderMapperTests.userDefinedPropertyMappedToHeaderWithCustom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JmsHeaderMapperTests.getJMS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msHeaderMapperTests.jmsTypeMappedFrom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JmsHeaderMapperTests.attemptToReadDisallowedRedeliveredPropertyIsNotFa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JmsHeaderMapperTests.jmsCorrelationIdNumberConverts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JmsHeaderMapperTests.attemptToReadDisallowedCorrelationIdPropertyIsNotFa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JmsHeaderMapperTests.jmsCorrelationIdMappedTo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JmsHeaderMapperTests.jmsMessageIdMappedTo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JmsHeaderMapperTests.setJMS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msHeaderMapperTests.attemptToReadDisallowedMessageIdPropertyIsNotFa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JmsHeaderMapperTests.attemptToReadDisallowedTimestampPropertyIsNotFa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JmsHeaderMapperTests.getJMS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msHeaderMapperTests.jmsReplyToMappedTo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JmsHeaderMapperTests.jmsPriorityMappedTo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JmsHeaderMapperTests.jmsDeliveryModeMappedTo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JmsHeaderMapperTests.attemptToReadDisallowedUserPropertyIsNotFat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JmsHeaderMapperTests.getJMS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msHeaderMapperTests.attemptToWriteDisallowedTypePropertyIsNotFa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JmsHeaderMapperTests.jmsCorrelationIdMappedFrom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JmsHeaderMapperTests.attemptToReadDisallowedDestinationPropertyIsNotFa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JmsHeaderMapperTests.getJM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msHeaderMapperTests.userDefinedPropertyMappedFrom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JmsHeaderMapperTests.jmsTimestampMappedTo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JmsHeaderMapperTests.userDefinedPropertyWithUnsupport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JmsHeaderMapperTests.jmsReplyToMappedFrom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JmsHeaderMapperTests.ini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msHeaderMapperTests.getJMS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msHeaderMapperTests.jmsCorrelationIdIgnoredIfIncorr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